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justify"/>
    </style:style>
    <style:style style:name="c4" style:family="text">
      <style:text-properties fo:font-family="Sans" style:text-underline-style="solid"/>
    </style:style>
    <style:style style:name="c5" style:family="text">
      <style:text-properties fo:font-style="italic" fo:font-family="Sans"/>
    </style:style>
    <style:style style:name="c6" style:family="text">
      <style:text-properties fo:font-weight="bold" fo:font-family="Sans"/>
    </style:style>
    <style:style style:name="p10" style:family="paragraph">
      <style:paragraph-properties fo:text-align="center"/>
    </style:style>
  </office:automatic-styles>
  <office:body>
    <office:text>
      <text:p text:style-name="p10"/>
      <text:p text:style-name="p10"><text:span text:style-name="c0">Learning about Our Neighborhoods </text:span></text:p>
      <text:p text:style-name="p10"><text:span text:style-name="c0">through Web Map Stories</text:span></text:p>
      <text:p text:style-name="p10"/>
      <text:p text:style-name="p10"/>
      <text:p text:style-name="p10"/>
      <text:p text:style-name="p10"><text:span text:style-name="c0">San Francisco State University</text:span></text:p>
      <text:p text:style-name="p10"><text:span text:style-name="c0">Department of Geography and Environment</text:span></text:p>
      <text:p text:style-name="p10"><text:span text:style-name="c0">In partial fulfillment of a Master of Arts Degree</text:span></text:p>
      <text:p text:style-name="p10"/>
      <text:p text:style-name="p10"/>
      <text:p text:style-name="p10"/>
      <text:p text:style-name="p10"><text:span text:style-name="c0">Dariya Draganova</text:span></text:p>
      <text:p text:style-name="p10"/>
      <text:p text:style-name="p10"/>
      <text:p text:style-name="p10"><text:span text:style-name="c0">Advisers: </text:span></text:p>
      <text:p text:style-name="p10"><text:span text:style-name="c0">Dr. Nancy Wilkinson and Dr. Jerry Davis </text:span></text:p>
      <text:p text:style-name="p3"/>
      <text:p text:style-name="p3"/>
      <text:p text:style-name="p3"/>
      <text:p text:style-name="p3"/>
      <text:p text:style-name="p3"/>
      <text:p text:style-name="p3"/>
      <text:p text:style-name="p3"><text:span text:style-name="c6">FOREWORD</text:span></text:p>
      <text:p text:style-name="p3"/>
      <text:p text:style-name="p3"><text:span text:style-name="c5">“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3"/>
      <text:p text:style-name="p3"><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3"><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3"><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3"><text:span text:style-name="c0"><text:tab/>A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3"><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3"/>
      <text:p text:style-name="p3"/>
      <text:p text:style-name="p3"/>
      <text:p text:style-name="p3"><text:span text:style-name="c6">INTRODUCTION</text:span><text:span text:style-name="c0"> </text:span></text:p>
      <text:p text:style-name="p3"/>
      <text:p text:style-name="p3"><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support, and take action on both bottom-up and top-down environmental solutions, especially if the public feels personally invested and has the tools to change its behavior (Stevenson et al. 2013; Zion et al. 2011). <text:s/>But how does an entire urban citizenry become ecologically literate? <text:s/>A common approach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helped children improve their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text:s/>Our homes, backyards, local neighborhood, and even our cities, tend to hold deep significance for us. <text:s/>When learning about the places where we live, we begin to understand how their connection to other places and the impacts of our behavior on local quality of life (Thomashow 2002). <text:s/>Ecological and natural science knowledge empowers communities by providing them with the knowledge and tools to tackle local issues like public health (), climate change and habitat destruction (Thomashow 2002). <text:s/>So if we are to reconnect with nature, we might be most successful doing so at the local level. </text:span></text:p>
      <text:p text:style-name="p1"><text:span text:style-name="c0"><text:tab/>Although environmental programs and initiatives have shown success, there are a few shortcomings. <text:s/>Programs usually target a small subset of the population and are usually geared toward younger populations. <text:s/>While it is paramount to provide this education to young people, the majority of the population is left out. <text:s/>Also, these programs are not meant to provide a life-long learning framework for the participants. <text:s/>We need to think of a new approach that utilizes the strengths of place-based environmental education programs, but also reaches out to the larger urban populace. <text:s/>If we look to our human past, it was community elders that passed on ecological and geographic knowledge of local plants, animals, creeks, etc. <text:s/>Our current society no longer supports this way of life, so we need a substitute that will approximate this learning structure. <text:s/>We need a source of knowledge that is always present and easily accessible, focused on our local environment, continually evolving, and easily approachable by all people. <text:s/></text:span></text:p>
      <text:p text:style-name="p1"/>
      <text:p text:style-name="p1"><text:span text:style-name="c0"><text:tab/>This thesis utilizes web maps as a place-based environmental education medium that will be easily accessible by anyone via the Internet and will focus on the City of Berkeley. <text:s/>This web-map tool is used to investigate the connection between personal environmental knowledge and a person’s attachment to the natural dimensions of that place and the degree to which they attribute ecological meaning to it. <text:s/>A sense of place theoretical framework is used to examine this question. <text:s/>In particular, the framework draws on the explanatory power of place-attachment and place-meaning to help understand if place-based ecological, geographic, and environmental knowledge can foster a positive relationship our local ecosystem. <text:s text:c="2"/></text:span></text:p>
      <text:p text:style-name="p3"/>
      <text:p text:style-name="p3"/>
      <text:p text:style-name="p3"><text:span text:style-name="c0">
          <text:s text:c="2"/><text:tab/></text:span></text:p>
      <text:p text:style-name="p3"><text:span text:style-name="c0"><text:tab/></text:span></text:p>
      <text:p text:style-name="p3"/>
      <text:p text:style-name="p3"/>
      <text:p text:style-name="p3"/>
      <text:p text:style-name="p3"/>
      <text:p text:style-name="p3"><text:span text:style-name="c0">&gt;&gt;Health benefits</text:span></text:p>
      <text:p text:style-name="p3"><text:span text:style-name="c0"><text:tab/>Natural places and nature can have a large health benefit to people in cities. <text:s/>Kaplan and Kaplan (2005) discuss the various ways in which urban nature can help people be more clear-headed, calm, resilient, retrospective, and other benefits to both mental and physical health. </text:span></text:p>
      <text:p text:style-name="p3"><text:span text:style-name="c0"><text:tab/></text:span></text:p>
      <text:p text:style-name="p3"/>
      <text:p text:style-name="p3"><text:span text:style-name="c0">&gt;&gt; Knowledge and Place attachment<text:tab/></text:span></text:p>
      <text:p text:style-name="p3"/>
      <text:p text:style-name="p3"><text:span text:style-name="c0"><text:tab/>From a part hand-on and part lecture workshop on reconnecting to the natural environment on a college campus, Peggy Barlett (2005, 41) reports that “four dimensions of the workshop experience – the power of the group, the naming of species, the use of narrative, and <text:s/>the integration of work and values – have emerged as enhancing the cognitive, affective, and practice dimensions of place attachment.” <text:s/>In a follow-up survey, the workshop participants were strongly affected by the experience of learning the names of tree species and the stories that were told regarding their natural environment. <text:s/>When a tree is given a name, it all the sudden becomes more than just “a tree” - it gains a particular uniqueness that we can begin to recognize. <text:s/>We can begin to see how its species is different from other trees. <text:s/>However, as Barry Lopez (1988) rightly says, knowing the names of everything in a landscape does not equate to understanding the land; to know the land,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ext:s/>to people contextualize and narrate their experiences with a place; we embed place meanings in these stories, which helps convey the meanings to others. <text:s text:c="4"/></text:span></text:p>
      <text:p text:style-name="p3"/>
      <text:p text:style-name="p3"><text:span text:style-name="c0">&gt;&gt; Knowledge and Place Meaning</text:span></text:p>
      <text:p text:style-name="p3"/>
      <text:p text:style-name="p3"><text:span text:style-name="c0"><text:tab/>The evidence to show that knowledge can affect or even create place meaning is more often implied. <text:s/>There are few studies where that was the focus of the research. <text:s/>From the midst of Davenport and Anderson (2005)'s findings on place meanings for a changing river landscape, emerged small insights on how place meanings evolve; study participants explained that learning about the unique ecological aspects of their river deepened their appreciation for the place and gave them a new perspective. </text:span></text:p>
      <text:p text:style-name="p3"/>
      <text:p text:style-name="p3"/>
      <text:p text:style-name="p3"><text:span text:style-name="c0"><text:tab/>Not using Kudryavtsev et al (2012)'s place meaning Likert statements.. because he is basing it on physical experiences with nature.</text:span></text:p>
      <text:p text:style-name="p3"/>
      <text:p text:style-name="p3"/>
      <text:p text:style-name="p3"/>
      <text:p text:style-name="p3"/>
      <text:p text:style-name="p3"/>
      <text:p text:style-name="p3"/>
      <text:p text:style-name="p3"><text:span text:style-name="c0">Add stuff about my research questions</text:span></text:p>
      <text:p text:style-name="p3"><text:span text:style-name="c0">(*) it is implied that the observer is human, although I see why not it could not be any living observer that is able to sense their environment and react to that experience. </text:span></text:p>
      <text:p text:style-name="p3"/>
      <text:p text:style-name="p3"/>
      <text:p text:style-name="p3"/>
      <text:p text:style-name="p3"/>
      <text:p text:style-name="p3"/>
      <text:p text:style-name="p3"/>
      <text:p text:style-name="p3"><text:span text:style-name="c0">Literature Review</text:span></text:p>
      <text:p text:style-name="p3"/>
      <text:p text:style-name="p3"><text:span text:style-name="c0">Introduction to Sense of Place</text:span></text:p>
      <text:p text:style-name="p3"/>
      <text:p text:style-name="p3"><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3"><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Let's define and further explore these concepts.</text:span></text:p>
      <text:p text:style-name="p3"/>
      <text:p text:style-name="p3"/>
      <text:p text:style-name="p3"/>
      <text:p text:style-name="p3"><text:span text:style-name="c0">Place Attachment </text:span></text:p>
      <text:p text:style-name="p3"/>
      <text:p text:style-name="p3"><text:span text:style-name="c0">1. Defining place-attachment</text:span></text:p>
      <text:p text:style-name="p3"><text:span text:style-name="c0"><text:tab/></text:span></text:p>
      <text:p text:style-name="p3"><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text:span></text:p>
      <text:p text:style-name="p3"/>
      <text:p text:style-name="p3"><text:span text:style-name="c0">&gt;&gt; To what exactly are we attached? </text:span></text:p>
      <text:p text:style-name="p3"><text:span text:style-name="c0"><text:tab/></text:span></text:p>
      <text:p text:style-name="p3"><text:span text:style-name="c0"><text:tab/>Stedman (2003, 826) says that “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3"><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3"/>
      <text:p text:style-name="p3"><text:span text:style-name="c0">&gt;&gt; How is place attachment developed?</text:span></text:p>
      <text:p text:style-name="p3"/>
      <text:p text:style-name="p3"><text:span text:style-name="c0"><text:tab/>The attachment process can be almost instantaneous as a result of a strong, memorable and very personal experience; or it could happen slowly through repeated exposure to a place (Stedman 2008).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3"><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3"><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3"><text:span text:style-name="c0"><text:tab/> <text:s text:c="3"/></text:span></text:p>
      <text:p text:style-name="p3"/>
      <text:p text:style-name="p3"><text:span text:style-name="c0">Place Meaning</text:span></text:p>
      <text:p text:style-name="p3"><text:span text:style-name="c0"><text:tab/></text:span></text:p>
      <text:p text:style-name="p3"><text:span text:style-name="c0">&gt;&gt; Defining Place Meaning</text:span></text:p>
      <text:p text:style-name="p3"><text:span text:style-name="c0"><text:tab/></text:span></text:p>
      <text:p text:style-name="p3"><text:span text:style-name="c0"><text:tab/>“Place-meaning” is a concept that refers to the symbolic meanings that people ascribe to places (cite). <text:s/>Place-meanings are descriptive and answer the question of “What </text:span><text:span text:style-name="c5">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text:s/></text:span></text:p>
      <text:p text:style-name="p3"><text:span text:style-name="c0"><text:tab/> </text:span></text:p>
      <text:p text:style-name="p3"><text:span text:style-name="c0"><text:tab/></text:span></text:p>
      <text:p text:style-name="p3"><text:span text:style-name="c0">&gt;&gt; How are Place Meanings Developed? </text:span></text:p>
      <text:p text:style-name="p3"/>
      <text:p text:style-name="p3"><text:span text:style-name="c0"><text:tab/>Crucial to understand how place-meanings are produced – this can be huge in any kind of place-related management, like any kind of natural resource management. </text:span></text:p>
      <text:p text:style-name="p3"/>
      <text:p text:style-name="p3"><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3"/>
      <text:p text:style-name="p3"><text:span text:style-name="c0"><text:tab/>There is strong agreement that place-meanings are a social construct (Greider &amp; Garkovich 1994; Eisenhauer et al 2000; Stewart 2008; Stokowski 2008). <text:s/>Greider and Garkovich (1994) posit that social and cultural processes help guide our interpretation and experience of the physical environment and impose meanings onto it, and Eisenhauer et al. (2000) conclude that place-meanings are a reflection of our social and cultural experiences. <text:s/>Although no one is denying that strong role of social and cultural processes in the development of place-meanings, <text:s/></text:span><text:span text:style-name="c6">Stedman (2008? or 2003?)</text:span><text:span text:style-name="c0"> wonders if people really do have a complete freedom in guiding their experiences with the environment. To what degree is the physical environment itself responsible in shaping the meanings we ascribe to place? <text:s/>Is there a particular aspect of the environment that transcends all cultures and similarly appeals to all people, maybe as a result of our biological needs? <text:s/>In other words, can some place-meanings be intrinsic? <text:s/></text:span></text:p>
      <text:p text:style-name="p3"/>
      <text:p text:style-name="p3"/>
      <text:p text:style-name="p3"/>
      <text:p text:style-name="p3"/>
      <text:p text:style-name="p3"><text:span text:style-name="c0"><text:tab/> </text:span></text:p>
      <text:p text:style-name="p3"/>
      <text:p text:style-name="p3"><text:span text:style-name="c0">Influences on Place-Attachment and Place-meanings</text:span></text:p>
      <text:p text:style-name="p3"/>
      <text:p text:style-name="p3"><text:span text:style-name="c0"><text:tab/>The strength of our place-attachment or, how deeply and strongly we are attached to place, is influenced by a number of factors. <text:s/>Time and scale can play a role (Low and Altman 1992), where longer time can often strengthen our attachment. <text:s/>Scale is often the inverse – we are most strongly attached to our immediate living premises such as our house and yard, then to our neighborhood and city, and lastly to our region and country (). <text:s text:c="3"/></text:span></text:p>
      <text:p text:style-name="p3"/>
      <text:p text:style-name="p3"/>
      <text:p text:style-name="p3"><text:span text:style-name="c0">&gt;&gt; What influences Place attachment?</text:span></text:p>
      <text:p text:style-name="p3"><text:span text:style-name="c0">Empirical findings show that “social/cultural influences may influence the reasons places are considered to be special, but these influences are not the sole or primary factors involved in emotional attachments to place" (Eisenhauer et al. 2000, 438). <text:s/><text:tab/></text:span></text:p>
      <text:p text:style-name="p3"/>
      <text:p text:style-name="p3"><text:span text:style-name="c0">our physical environment – like for disabled people, a place that is easier to access.. </text:span></text:p>
      <text:p text:style-name="p3"/>
      <text:p text:style-name="p3"/>
      <text:p text:style-name="p3"><text:span text:style-name="c0">These meanings are symbolic and personal. <text:s/>They fall somewhere along a triangular continuum between the three poles of self, others, and the environment (Gustafson 2001). <text:s/>Gustafson (2001) found that place meanings concerning the relationship between the self and the environment depend on formal and personal knowledge people have of the environment. <text:s/></text:span></text:p>
      <text:p text:style-name="p3"><text:span text:style-name="c0"><text:tab/>It is important to discuss that our experiences of place and the consequent meanings that form of those places, are influenced by gender, race, class, and sexuality (Manzo 2005; Massey 1994). <text:s/>These four factors can restrict the degree to which we feel free and safe to experience a place. <text:s/>Manzo (2005) concludes from her findings that “the qualities of the places where people felt threatened or excluded … were public places where presumably anyone has access, but where social boundaries have been created” (Manzo 2005, 83). <text:s/>This harks back to the concept of “outsidedness” introduced by Relph (1976), where a person feels alienated or separated from a place. <text:s/>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3"/>
      <text:p text:style-name="p3"><text:span text:style-name="c0">&gt;&gt; Strength of our attachment to place</text:span></text:p>
      <text:p text:style-name="p3"><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3"><text:span text:style-name="c0"><text:tab/></text:span></text:p>
      <text:p text:style-name="p3"><text:span text:style-name="c0">&gt;&gt;culture and society<text:tab/></text:span></text:p>
      <text:p text:style-name="p3"><text:span text:style-name="c0"><text:tab/>Our sense of place, derived through our experiences with place, seems to result from social constructs (), and from the type of physical environment (). <text:s/></text:span></text:p>
      <text:p text:style-name="p3"/>
      <text:p text:style-name="p3"><text:span text:style-name="c0">&gt;&gt; physical environment</text:span></text:p>
      <text:p text:style-name="p3"/>
      <text:p text:style-name="p3"><text:span text:style-name="c0"><text:tab/>The physical environment provides context for all of our interactions ( Ardoin 2006; Stedman 2003; Riley 1992; Hufford 1992). <text:s/>Stedman (2003)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if the quality of the natural environment is poor, or perceived so, a person might not be attached to it and they may not attribute any ecological meanings to that place.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3"/>
      <text:p text:style-name="p3"><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3"/>
      <text:p text:style-name="p3"><text:span text:style-name="c0">&gt;&gt;Time and scale</text:span></text:p>
      <text:p text:style-name="p3"><text:span text:style-name="c0"><text:tab/>Temporal dimension not really discussed in lit: we know that place-attachment can grow stronger with time, but what about place-meanings?Scale influences the strength of attachment. <text:s/>Nanzer (2004) found that even at the state level, .. ?</text:span></text:p>
      <text:p text:style-name="p3"/>
      <text:p text:style-name="p3"><text:span text:style-name="c0">&gt;&gt;length of residency</text:span></text:p>
      <text:p text:style-name="p3"><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ext:span></text:p>
      <text:p text:style-name="p3"/>
      <text:p text:style-name="p3"><text:span text:style-name="c0">&gt;&gt;gender and race</text:span></text:p>
      <text:p text:style-name="p3"><text:span text:style-name="c0"><text:tab/>Some studies found that gender did not play a significant role in place attachment, identity, or dependence (Nanzer 2004). <text:s/></text:span></text:p>
      <text:p text:style-name="p3"><text:span text:style-name="c0"><text:tab/>Racial background seemed to influence a person's sense of place in some studies (Nanzer 2004). <text:s/></text:span></text:p>
      <text:p text:style-name="p3"><text:span text:style-name="c0"><text:tab/>Surely, how gender, race, education, etc, plays a role in a person's sense of place must be influenced by the cultural norms of that place. </text:span></text:p>
      <text:p text:style-name="p3"/>
      <text:p text:style-name="p3"><text:span text:style-name="c0">Studies that show there is a gender or race difference in ability to learn from an online map? </text:span></text:p>
      <text:p text:style-name="p3"/>
      <text:p text:style-name="p3"><text:span text:style-name="c0">&gt;&gt; What influences place meanings? </text:span></text:p>
      <text:p text:style-name="p3"/>
      <text:p text:style-name="p3"><text:span text:style-name="c0"><text:tab/>Even if a place means something rather unique to us and outside cultural norms, when we are asked to articulate this meaning, people often use language that is in line with cultural values and standards (Stewart 2008). <text:s/>Similarly, the language that we choose to use in articulating this meaning will be influenced by the make-up of our audience.</text:span></text:p>
      <text:p text:style-name="p3"/>
      <text:p text:style-name="p3"><text:span text:style-name="c0">This bond has a particular strength and it can be positively or negatively charged.</text:span></text:p>
      <text:p text:style-name="p3"/>
      <text:p text:style-name="p3"><text:span text:style-name="c0"><text:tab/>Place meanings are not constant over time: they change to reflect the changes in our experiences and the environment (Stewart 2008). </text:span></text:p>
      <text:p text:style-name="p3"><text:span text:style-name="c0">
          <text:s text:c="2"/></text:span></text:p>
      <text:p text:style-name="p3"><text:span text:style-name="c0">&gt;&gt;disruptions and conflict in place meaning and place attachment</text:span></text:p>
      <text:p text:style-name="p3"/>
      <text:p text:style-name="p3"><text:span text:style-name="c0"><text:tab/>Brown (1992) discusses how established place-attachments provide a sense of security and stability, and how challenges and disruptions to an established place-attachment can be stressful, emotional, and undesirable. <text:s/>In much the same way, insisting on the adoption of place-meanings that challenge or oppose someone's already established place-meanings, is a common source of conflict among stakeholders (citation ?). <text:s text:c="2"/></text:span></text:p>
      <text:p text:style-name="p3"/>
      <text:p text:style-name="p3"/>
      <text:p text:style-name="p3"><text:span text:style-name="c0"><text:tab/></text:span></text:p>
      <text:p text:style-name="p3"><text:span text:style-name="c6">Measuring Place-attachment and Place Meaning</text:span></text:p>
      <text:p text:style-name="p3"><text:span text:style-name="c0"> Some claim that place-meanings can be measured (Stedman 2008), while others say they cannot (Manzo 2008?), while both agree that “meanings suffer from an exquisite lack of clarity” (Stedman 2008, pg. 65). <text:s/></text:span></text:p>
      <text:p text:style-name="p3"/>
      <text:p text:style-name="p3"><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3"/>
      <text:p text:style-name="p3"><text:span text:style-name="c0"><text:tab/>Place attachment is really a measure of how attached we are to something (Stewart 2008). </text:span></text:p>
      <text:p text:style-name="p3"><text:span text:style-name="c0"><text:tab/>Some emphasize that when measuring place attachment, we can only really measure the strength of the attachment (Stedman 2008). </text:span></text:p>
      <text:p text:style-name="p3"/>
      <text:p text:style-name="p3"><text:span text:style-name="c0">Give examples directly from literature</text:span></text:p>
      <text:p text:style-name="p3"/>
      <text:p text:style-name="p3"><text:span text:style-name="c0">(Talk about variations in strength)</text:span></text:p>
      <text:p text:style-name="p3"><text:span text:style-name="c0">Quantitative measurements – predefine the type of attachment with statements, and allow the user to agree or disagree with those statements</text:span></text:p>
      <text:p text:style-name="p3"><text:span text:style-name="c0">Qualitative analysis: allow user to make their own statements (via interviews) and the researcher then interprets and categorizes the attachment. </text:span></text:p>
      <text:p text:style-name="p3"/>
      <text:p text:style-name="p3"/>
      <text:p text:style-name="p3"/>
      <text:p text:style-name="p3"><text:span text:style-name="c0">Measuring Place Meaning:</text:span></text:p>
      <text:p text:style-name="p3"><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3"/>
      <text:p text:style-name="p3"/>
      <text:p text:style-name="p3"/>
      <text:p text:style-name="p3"><text:span text:style-name="c0">Place dependence and identity (Nanzer 2004, etc) seem to be just another aspect of attachment. I see what Kudryavtsev was saying earlier. <text:s/></text:span></text:p>
      <text:p text:style-name="p3"/>
      <text:p text:style-name="p3"><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3"/>
      <text:p text:style-name="p3"/>
      <text:p text:style-name="p3"/>
      <text:p text:style-name="p3"/>
      <text:p text:style-name="p3"/>
      <text:p text:style-name="p3"/>
      <text:p text:style-name="p3"/>
      <text:p text:style-name="p3"><text:span text:style-name="c0">Inconsistencies, Gaps and Debate in the Literature</text:span></text:p>
      <text:p text:style-name="p3"/>
      <text:p text:style-name="p3"><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3"><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5">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3"/>
      <text:p text:style-name="p3"><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3"><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3"/>
      <text:p text:style-name="p3"><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3"/>
      <text:p text:style-name="p3"><text:span text:style-name="c0"><text:tab/>Methodologies are inconsistent. <text:s/>The statement “The Great Lakes are important to me” are used as a measure for place identity not place attachment (Nanzer 2004). <text:s/></text:span></text:p>
      <text:p text:style-name="p3"/>
      <text:p text:style-name="p3"><text:span text:style-name="c0"><text:tab/></text:span></text:p>
      <text:p text:style-name="p3"><text:span text:style-name="c0"><text:tab/></text:span></text:p>
      <text:p text:style-name="p3"><text:span text:style-name="c0"><text:tab/></text:span></text:p>
      <text:p text:style-name="p3"><text:span text:style-name="c0">Place attachment and Pro-environmental Behavior</text:span></text:p>
      <text:p text:style-name="p3"><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3"><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3"><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3"/>
      <text:p text:style-name="p3"/>
      <text:p text:style-name="p3"/>
      <text:p text:style-name="p3"><text:span text:style-name="c0"><text:tab/>Vaske and Korbin (2001)</text:span></text:p>
      <text:p text:style-name="p3"><text:span text:style-name="c0"><text:tab/>Clayton (2003)</text:span></text:p>
      <text:p text:style-name="p3"><text:span text:style-name="c0"><text:tab/>Uzzell et al 2002</text:span></text:p>
      <text:p text:style-name="p3"/>
      <text:p text:style-name="p3"/>
      <text:p text:style-name="p3"><text:span text:style-name="c0"><text:tab/></text:span></text:p>
      <text:p text:style-name="p3"/>
      <text:p text:style-name="p3"/>
      <text:p text:style-name="p3"><text:span text:style-name="c0">Relationship between place-meaning and place-attachment: place-attachment, and other place-related concepts can be “a function of the kinds of meanings we attribute to it” (Stedman 2008 (book), pg. 66).</text:span></text:p>
      <text:p text:style-name="p3"/>
      <text:p text:style-name="p3"/>
      <text:p text:style-name="p3"/>
      <text:p text:style-name="p3"/>
      <text:p text:style-name="p3"/>
      <text:p text:style-name="p3"/>
      <text:p text:style-name="p3"><text:span text:style-name="c0">Methodology</text:span></text:p>
      <text:p text:style-name="p3"/>
      <text:p text:style-name="p3"><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3"/>
      <text:p text:style-name="p3"><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3"/>
      <text:p text:style-name="p3"><text:span text:style-name="c0">&gt;&gt;Recruiting of Participants: </text:span></text:p>
      <text:p text:style-name="p3"><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3"><text:span text:style-name="c0"><text:tab/>A dominant way of recruiting participants is through a mail-in survey to a random sample of residents (Nanzer 2004). </text:span></text:p>
      <text:p text:style-name="p3"/>
      <text:p text:style-name="p3"><text:span text:style-name="c0">&gt;&gt;Target Audiences: </text:span></text:p>
      <text:p text:style-name="p3"><text:span text:style-name="c0"><text:tab/>The target audiences differed depending on the study. <text:s/>Any study that used predictive statistics strove to achieve a random, representative, sample from the population (Scannell and Gifford 2010). <text:s/></text:span></text:p>
      <text:p text:style-name="p3"><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3"/>
      <text:p text:style-name="p3"/>
      <text:p text:style-name="p3"><text:span text:style-name="c0">&gt;&gt;Before and After tests:</text:span></text:p>
      <text:p text:style-name="p3"><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3"/>
      <text:p text:style-name="p3"><text:span text:style-name="c0">&gt;&gt;Five-Point Likert Scale: </text:span></text:p>
      <text:p text:style-name="p3"><text:span text:style-name="c0"><text:tab/>A five point Likert scale ranging from “strongly disagree” to “strongly agree” was commonly used in survey questionnaires statements (Nanzer 2004)</text:span></text:p>
      <text:p text:style-name="p3"/>
      <text:p text:style-name="p3"><text:span text:style-name="c0">&gt;&gt;Seven-Point Likert Scale:</text:span></text:p>
      <text:p text:style-name="p3"><text:span text:style-name="c0"><text:tab/>Used by Stedman (2002, 2003) to measure place attachment. <text:s/></text:span></text:p>
      <text:p text:style-name="p3"/>
      <text:p text:style-name="p3"><text:span text:style-name="c0">Instruments:</text:span></text:p>
      <text:p text:style-name="p3"><text:span text:style-name="c0"><text:tab/>Interviews</text:span></text:p>
      <text:p text:style-name="p3"><text:span text:style-name="c0"><text:tab/>Surveys</text:span></text:p>
      <text:p text:style-name="p3"><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3"/>
      <text:p text:style-name="p3"><text:span text:style-name="c0">PLACE DEPENDENCE AND IDENTITY ARE JUST A TYPE OF PLACE ATTACHMENT, OR DESCRIPTORS OF THE REASON FOR THE ATTACHMENT?</text:span></text:p>
      <text:p text:style-name="p3"/>
      <text:p text:style-name="p3"/>
      <text:p text:style-name="p3"/>
      <text:p text:style-name="p3"><text:span text:style-name="c0">Qualitative Analysis</text:span></text:p>
      <text:p text:style-name="p3"><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pan></text:p>
      <text:p text:style-name="p3"/>
      <text:p text:style-name="p3"><text:span text:style-name="c0"><text:tab/></text:span></text:p>
      <text:p text:style-name="p3"><text:span text:style-name="c0">Statistical Analysis</text:span></text:p>
      <text:p text:style-name="p3"><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3"><text:span text:style-name="c0"><text:tab/>Regression analysis: Multiple linear regression analysis to model test scores and other factors, such as spending time outdoors, demographics, etc (Stevenson et al. 2013)</text:span></text:p>
      <text:p text:style-name="p3"><text:span text:style-name="c0"><text:tab/>Control groups were always representative of the test group (Stevenson et al. 2013). </text:span></text:p>
      <text:p text:style-name="p3"/>
      <text:p text:style-name="p3"><text:span text:style-name="c0">Look up Gustafson (2002): Place, Place-Attachment and Mobility. On how mobility influences place attachment. </text:span></text:p>
      <text:p text:style-name="p3"><text:span text:style-name="c0">Look up Brandenburg and Carroll 1995: “geographic proximity to a locale may affect the meanings and bonds associated with places” Your place or mine?: The eOEect of place cre±</text:span></text:p>
      <text:p text:style-name="p3"><text:span text:style-name="c0">ation on environmental values and landscape meaning. </text:span><text:span text:style-name="c5">Society Nat</text:span><text:span text:style-name="c0">. </text:span><text:span text:style-name="c5">Resources </text:span><text:span text:style-name="c0">8:381</text:span><text:span text:style-name="c5">È</text:span></text:p>
      <text:p text:style-name="p3"><text:span text:style-name="c0">398.</text:span></text:p>
      <text:p text:style-name="p3"/>
      <text:p text:style-name="p3"><text:span text:style-name="c0">Birds in the City</text:span></text:p>
      <text:p text:style-name="p3"><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3"><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3"/>
      <text:p text:style-name="p3"/>
      <text:p text:style-name="p3"/>
      <text:p text:style-name="p3"/>
      <text:p text:style-name="p3"><text:span text:style-name="c0">The power of narrative and naming:</text:span></text:p>
      <text:p text:style-name="p3"><text:span text:style-name="c0"><text:tab/>In a workshop that helped the faculty of a college reconnect with their surrounding natural environment and place, participants found that specific knowledge, like learning the names of local species of trees and </text:span></text:p>
      <text:p text:style-name="p3"/>
      <text:p text:style-name="p3"/>
      <text:p text:style-name="p3"><text:span text:style-name="c0">Maps</text:span></text:p>
      <text:p text:style-name="p3"><text:span text:style-name="c0">Maps can be powerful tools for helping people recognize the interdependence between themselves, other people, and other places (Cheng and Kruger 2008).</text:span></text:p>
      <text:p text:style-name="p3"/>
      <text:p text:style-name="p3"/>
      <text:p text:style-name="p3"><text:span text:style-name="c0">Web Maps</text:span></text:p>
      <text:p text:style-name="p3"><text:span text:style-name="c0">And while in the city, <text:s/>“people spend far more hours in front of video screens than they do walking the land” (Thomashow 2002, 79). </text:span></text:p>
      <text:p text:style-name="p3"/>
      <text:p text:style-name="p3"/>
      <text:p text:style-name="p3"><text:span text:style-name="c0">Web Map Stories</text:span></text:p>
      <text:p text:style-name="p3"><text:span text:style-name="c0">// including misconceptions ? (veritasium youtube channel)</text:span></text:p>
      <text:p text:style-name="p3"/>
      <text:p text:style-name="p3"><text:span text:style-name="c0">Role of the Internet</text:span></text:p>
      <text:p text:style-name="p3"><text:span text:style-name="c0"><text:tab/>Putting a project online has its virtues. <text:s/></text:span></text:p>
      <text:p text:style-name="p3"/>
      <text:p text:style-name="p3"/>
      <text:p text:style-name="p3"/>
      <text:p text:style-name="p3"/>
      <text:p text:style-name="p3"/>
      <text:p text:style-name="p3"/>
      <text:p text:style-name="p3"><text:span text:style-name="c0">BLAHBERINGS</text:span></text:p>
      <text:p text:style-name="p3"><text:span text:style-name="c0">Stewart (2008, 87) says that “single-word descriptors and brief landscape preference statements are not place-meanings. <text:s/>Place meanings are embedded in narratives of lived experience of those familiar with this site.” </text:span></text:p>
      <text:p text:style-name="p3"/>
      <text:p text:style-name="p3"><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3"><text:span text:style-name="c0">Also detached from nature.. value-wise</text:span></text:p>
      <text:p text:style-name="p3"><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3"><text:span text:style-name="c0"><text:tab/>I do not know the answers. <text:s/>But I have ideas. <text:s/>This thesis is an exploration of my ideas. </text:span></text:p>
      <text:p text:style-name="p3"/>
      <text:p text:style-name="p3"/>
      <text:p text:style-name="p3"><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3"><text:span text:style-name="c0"><text:tab/></text:span></text:p>
      <text:p text:style-name="p3"><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3"/>
      <text:p text:style-name="p3"/>
      <text:p text:style-name="p3"/>
      <text:p text:style-name="p3"><text:span text:style-name="c4">Place</text:span></text:p>
      <text:p text:style-name="p3"><text:span text:style-name="c0"><text:tab/></text:span></text:p>
      <text:p text:style-name="p3"/>
      <text:p text:style-name="p3"><text:span text:style-name="c0"><text:tab/>In fact, Manzo (2008) argues that place attachment cannot be measured quantitatively exactly for this reason. <text:s/>(But Stedman (2008) disagrees). <text:s text:c="3"/>s is in line with what other authors have </text:span></text:p>
      <text:p text:style-name="p3"><text:span text:style-name="c0"><text:tab/></text:span></text:p>
      <text:p text:style-name="p3"/>
      <text:p text:style-name="p3"><text:span text:style-name="c0">When we talk about a place, we inadvertently include information on our attachment to that place through our language. </text:span></text:p>
      <text:p text:style-name="p3"><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3"/>
      <text:p text:style-name="p3"><text:span text:style-name="c0"> These experiences, and the consequential significance and meanings that we attribute to place, fall somewhere within a triangular continuum between our own selves, the social, and the physical environment (Gustafson 2001; Raymond et al. 2010). <text:s/></text:span></text:p>
      <text:p text:style-name="p3"/>
      <text:p text:style-name="p3"/>
      <text:p text:style-name="p3"><text:span text:style-name="c0">influences (other places)</text:span></text:p>
      <text:p text:style-name="p3"><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3"/>
      <text:p text:style-name="p3"/>
      <text:p text:style-name="p3"><text:span text:style-name="c0"><text:tab/>We use our five senses to experience a space, but social, cultural, psychological, economic, and other mechanisms can also govern our experiences and interpretations of a space. </text:span></text:p>
      <text:p text:style-name="p3"/>
      <text:p text:style-name="p3"/>
      <text:p text:style-name="p3"><text:span text:style-name="c0"><text:tab/></text:span></text:p>
      <text:p text:style-name="p3"/>
      <text:p text:style-name="p3"><text:span text:style-name="c0">It is useful in understanding our attachment to place. <text:s/>Let's use an example to illustrate the significance of place meaning: the statement “The Redwood forest is a very important place to me” is <text:s text:c="15"/>exemplary of strong place attachment to the Redwood forest, but the reason for that attachment is unclear. <text:s/>We can continue the statement with two different examples of place meaning: “...because it is a source of lumber and job security” or “...because it provides habitat to the endangered Spotted Owl”. <text:s/>The former ascribes an economic meaning to the Redwood forest, and the latter ascribes an ecological meaning. <text:s/>Both help explain the attachment to the Redwood forest, but they are vastly different place meanings, implying very different stakeholder attitudes toward how the forest should be used or managed. <text:s/></text:span></text:p>
      <text:p text:style-name="p3"/>
      <text:p text:style-name="p3"><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office:text>
  </office:body>
</office:document-content>
</file>